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0.3008in"/>
    </style:style>
    <style:style style:name="co4" style:family="table-column">
      <style:table-column-properties fo:break-before="auto" style:column-width="0.7382in"/>
    </style:style>
    <style:style style:name="co5" style:family="table-column">
      <style:table-column-properties fo:break-before="auto" style:column-width="0.8217in"/>
    </style:style>
    <style:style style:name="co7" style:family="table-column">
      <style:table-column-properties fo:break-before="auto" style:column-width="1.1673in"/>
    </style:style>
    <style:style style:name="co8" style:family="table-column">
      <style:table-column-properties fo:break-before="auto" style:column-width="1.1299in"/>
    </style:style>
    <style:style style:name="co9" style:family="table-column">
      <style:table-column-properties fo:break-before="auto" style:column-width="0.2902in"/>
    </style:style>
    <style:style style:name="co10" style:family="table-column">
      <style:table-column-properties fo:break-before="auto" style:column-width="1.2264in"/>
    </style:style>
    <style:style style:name="co11" style:family="table-column">
      <style:table-column-properties fo:break-before="auto" style:column-width="1.061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036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ext-properties fo:color="#008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14"/>
        <table:table-column table:style-name="co3" table:default-cell-style-name="Default"/>
        <table:table-column table:style-name="co4" table:default-cell-style-name="ce17"/>
        <table:table-column table:style-name="co3" table:default-cell-style-name="Default"/>
        <table:table-column table:style-name="co3" table:default-cell-style-name="ce14"/>
        <table:table-column table:style-name="co3" table:default-cell-style-name="Default"/>
        <table:table-column table:style-name="co5" table:default-cell-style-name="ce17"/>
        <table:table-column table:style-name="co3" table:default-cell-style-name="Default"/>
        <table:table-column table:style-name="co7" table:default-cell-style-name="ce14"/>
        <table:table-column table:style-name="co6" table:number-columns-repeated="2" table:default-cell-style-name="ce14"/>
        <table:table-column table:style-name="co3" table:default-cell-style-name="Default"/>
        <table:table-column table:style-name="co6" table:default-cell-style-name="ce14"/>
        <table:table-column table:style-name="co3" table:default-cell-style-name="Default"/>
        <table:table-column table:style-name="co6" table:default-cell-style-name="ce14"/>
        <table:table-column table:style-name="co3" table:default-cell-style-name="Default"/>
        <table:table-column table:style-name="co8" table:default-cell-style-name="ce14"/>
        <table:table-column table:style-name="co9" table:default-cell-style-name="Default"/>
        <table:table-column table:style-name="co10" table:default-cell-style-name="ce14"/>
        <table:table-column table:style-name="co9" table:default-cell-style-name="Default"/>
        <table:table-column table:style-name="co11" table:default-cell-style-name="ce14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2" table:number-columns-repeated="11" table:default-cell-style-name="Default"/>
        <table:table-row table:style-name="ro2">
          <table:table-cell table:style-name="ce4" office:value-type="string">
            <text:p>Opcode (AT&amp;T)</text:p>
          </table:table-cell>
          <table:table-cell table:style-name="ce4"/>
          <table:table-cell table:style-name="ce4" office:value-type="string">
            <text:p>Prefix</text:p>
          </table:table-cell>
          <table:table-cell table:style-name="ce4"/>
          <table:table-cell table:style-name="ce15" office:value-type="string">
            <text:p>Opcode</text:p>
          </table:table-cell>
          <table:table-cell table:style-name="ce4"/>
          <table:table-cell table:style-name="ce4" office:value-type="string">
            <text:p>+r</text:p>
          </table:table-cell>
          <table:table-cell table:style-name="ce4"/>
          <table:table-cell table:style-name="ce15" office:value-type="string">
            <text:p>Reg Field</text:p>
          </table:table-cell>
          <table:table-cell table:style-name="ce4"/>
          <table:table-cell table:style-name="ce4" office:value-type="string">
            <text:p>Arg 1 (target)</text:p>
          </table:table-cell>
          <table:table-cell table:style-name="ce4" office:value-type="string">
            <text:p>Arg 2</text:p>
          </table:table-cell>
          <table:table-cell table:style-name="ce4" office:value-type="string">
            <text:p>Arg3</text:p>
          </table:table-cell>
          <table:table-cell table:style-name="ce4"/>
          <table:table-cell table:style-name="ce4" office:value-type="string">
            <text:p>Implicit Read</text:p>
          </table:table-cell>
          <table:table-cell table:style-name="ce14"/>
          <table:table-cell table:style-name="ce4" office:value-type="string">
            <text:p>Implicit Write</text:p>
          </table:table-cell>
          <table:table-cell table:style-name="ce14"/>
          <table:table-cell table:style-name="ce4" office:value-type="string">
            <text:p>Cond Read</text:p>
          </table:table-cell>
          <table:table-cell table:style-name="ce4"/>
          <table:table-cell table:style-name="ce4" office:value-type="string">
            <text:p>Cond Write</text:p>
          </table:table-cell>
          <table:table-cell table:style-name="ce4"/>
          <table:table-cell table:style-name="ce4" office:value-type="string">
            <text:p>Cond Undef</text:p>
          </table:table-cell>
          <table:table-cell table:style-name="ce4" table:number-columns-repeated="3"/>
          <table:table-cell table:number-columns-repeated="12"/>
        </table:table-row>
        <table:table-row table:style-name="ro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 office:value-type="string">
            <text:p>label_defn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float" office:value="14">
            <text:p>14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0">
            <text:p>1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2">
            <text:p>1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 table:number-columns-repeated="23"/>
          <table:table-cell table:style-name="ce4"/>
          <table:table-cell table:number-columns-repeated="12"/>
        </table:table-row>
        <table:table-row table:style-name="ro2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 office:value-type="string">
            <text:p>addp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5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 office:value-type="string">
            <text:p>addp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5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 office:value-type="string">
            <text:p>addsd</text:p>
          </table:table-cell>
          <table:table-cell table:style-name="ce4" office:value-type="string">
            <text:p>:</text:p>
          </table:table-cell>
          <table:table-cell office:value-type="string">
            <text:p>f2</text:p>
          </table:table-cell>
          <table:table-cell table:style-name="ce4" office:value-type="string">
            <text:p>:</text:p>
          </table:table-cell>
          <table:table-cell office:value-type="string">
            <text:p>0f 5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64 S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 office:value-type="string">
            <text:p>addss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5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32 S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 office:value-type="string">
            <text:p>addsubp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d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 office:value-type="string">
            <text:p>addsubps</text:p>
          </table:table-cell>
          <table:table-cell table:style-name="ce4" office:value-type="string">
            <text:p>:</text:p>
          </table:table-cell>
          <table:table-cell office:value-type="string">
            <text:p>f2</text:p>
          </table:table-cell>
          <table:table-cell table:style-name="ce4" office:value-type="string">
            <text:p>:</text:p>
          </table:table-cell>
          <table:table-cell office:value-type="string">
            <text:p>0f d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 office:value-type="string">
            <text:p>aesdec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38 d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 office:value-type="string">
            <text:p>aesdeclast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38 d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 office:value-type="string">
            <text:p>aesenc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38 d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 office:value-type="string">
            <text:p>aesenclast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38 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 office:value-type="string">
            <text:p>aesimc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38 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 office:value-type="string">
            <text:p>aeskeygenassist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3a d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4">
            <text:p>2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0">
            <text:p>2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2">
            <text:p>2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andp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5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 office:value-type="string">
            <text:p>andp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5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andnp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5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andnp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5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blendp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3a 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blendps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3a 0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blendvp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38 1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128 XMM0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blendvps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38 1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128 XMM0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bsf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 office:value-type="string">
            <text:p>bsfl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 office:value-type="string">
            <text:p>bsf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 office:value-type="string">
            <text:p>bs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 office:value-type="string">
            <text:p>bsrl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 office:value-type="string">
            <text:p>bsr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 office:value-type="string">
            <text:p>bswap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c8</text:p>
          </table:table-cell>
          <table:table-cell table:style-name="ce4" office:value-type="string">
            <text:p>:</text:p>
          </table:table-cell>
          <table:table-cell table:style-name="ce13" office:value-type="string">
            <text:p>y</text:p>
          </table:table-cell>
          <table:table-cell table:style-name="ce4" office:value-type="string">
            <text:p>:</text:p>
          </table:table-cell>
          <table:table-cell table:style-name="ce16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 office:value-type="string">
            <text:p>bswap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c8</text:p>
          </table:table-cell>
          <table:table-cell table:style-name="ce4" office:value-type="string">
            <text:p>:</text:p>
          </table:table-cell>
          <table:table-cell table:style-name="ce13" office:value-type="string">
            <text:p>y</text:p>
          </table:table-cell>
          <table:table-cell table:style-name="ce4" office:value-type="string">
            <text:p>:</text:p>
          </table:table-cell>
          <table:table-cell table:style-name="ce16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b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b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b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b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b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b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bt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bt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bt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bt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bt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bt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bt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bt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bt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bt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bt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bt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bts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bts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bt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bts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bts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bt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ca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e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BX RCX RDX RDI RSI RBP RSP</text:p>
          </table:table-cell>
          <table:table-cell table:style-name="ce4" office:value-type="string">
            <text:p>:</text:p>
          </table:table-cell>
          <table:table-cell office:value-type="string">
            <text:p>RAX RCX RDX 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 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bt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w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ltq</text:p>
          </table:table-cell>
          <table:table-cell table:style-name="ce4" office:value-type="string">
            <text:p>:</text:p>
          </table:table-cell>
          <table:table-cell office:value-type="float" office:value="48">
            <text:p>48</text:p>
          </table:table-cell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l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lflush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li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lt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0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a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7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a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7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a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7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ae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3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ae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3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ae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3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b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2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2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2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be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6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be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6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be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6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e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4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e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4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e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4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g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f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g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f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g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f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ge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ge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ge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le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e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le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e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le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e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ne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5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ne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5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ne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5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no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1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no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1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no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1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np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b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n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b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n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b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ns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9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ns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9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n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9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o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0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o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0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o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0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p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a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a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a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s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9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s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9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9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R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R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R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R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R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cmpp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c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cmpp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c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cmpsd</text:p>
          </table:table-cell>
          <table:table-cell table:style-name="ce4" office:value-type="string">
            <text:p>:</text:p>
          </table:table-cell>
          <table:table-cell office:value-type="string">
            <text:p>f2</text:p>
          </table:table-cell>
          <table:table-cell table:style-name="ce4" office:value-type="string">
            <text:p>:</text:p>
          </table:table-cell>
          <table:table-cell office:value-type="string">
            <text:p>0f c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64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cmpss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c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32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cpui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 office:value-type="string">
            <text:p>:</text:p>
          </table:table-cell>
          <table:table-cell office:value-type="string">
            <text:p>EAX ECX</text:p>
          </table:table-cell>
          <table:table-cell table:style-name="ce4" office:value-type="string">
            <text:p>:</text:p>
          </table:table-cell>
          <table:table-cell office:value-type="string">
            <text:p>EAX EBX ECX EDX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de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de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de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de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di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di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di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di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fab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9 e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fadd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f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fa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8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ST0 X</text:p>
          </table:table-cell>
          <table:table-cell office:value-type="string">
            <text:p>64 F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fa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c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F X</text:p>
          </table:table-cell>
          <table:table-cell office:value-type="string">
            <text:p>64 ST0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fadd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e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F X</text:p>
          </table:table-cell>
          <table:table-cell office:value-type="string">
            <text:p>64 ST0 R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TOP</text:p>
          </table:table-cell>
          <table:table-cell table:style-name="ce4" office:value-type="string">
            <text:p>:</text:p>
          </table:table-cell>
          <table:table-cell office:value-type="string">
            <text:p>TO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fi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fiadd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hlt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idi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idi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idi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idi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imu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2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2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2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2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2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2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2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2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2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2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office:value-type="string">
            <text:p>16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2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office:value-type="string">
            <text:p>32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2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office:value-type="string">
            <text:p>32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in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in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in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in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j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ja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j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jb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j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jg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jg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j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jl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jn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jn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jn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jn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j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j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j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j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e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jm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e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lah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S Z A P 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lea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2">
          <table:table-cell office:value-type="string">
            <text:p>lea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2">
          <table:table-cell office:value-type="string">
            <text:p>lea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leav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RBP RSP</text:p>
          </table:table-cell>
          <table:table-cell table:style-name="ce4" office:value-type="string">
            <text:p>:</text:p>
          </table:table-cell>
          <table:table-cell office:value-type="string">
            <text:p>RBP 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office:value-type="string">
            <text:p>8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movab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W</text:p>
          </table:table-cell>
          <table:table-cell office:value-type="string">
            <text:p>64 O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movab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O W</text:p>
          </table:table-cell>
          <table:table-cell office:value-type="string">
            <text:p>64 RAX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movap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2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movap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29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M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movup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1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movup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11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M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mov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6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mov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7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movdqa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6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movdqa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7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M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movdqu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6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movdqu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7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M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6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7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M W</text:p>
          </table:table-cell>
          <table:table-cell office:value-type="string">
            <text:p>64 X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7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S W</text:p>
          </table:table-cell>
          <table:table-cell office:value-type="string">
            <text:p>64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d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SM W</text:p>
          </table:table-cell>
          <table:table-cell office:value-type="string">
            <text:p>64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movsb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movs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movs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movsw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movsw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movs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movzb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movz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movz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movzw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movzw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mu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neg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neg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neg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neg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no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90">
            <text:p>9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nop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1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no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1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no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2">
          <table:table-cell office:value-type="string">
            <text:p>not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2">
          <table:table-cell office:value-type="string">
            <text:p>no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2">
          <table:table-cell office:value-type="string">
            <text:p>no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2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2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15"/>
        </table:table-row>
        <table:table-row table:style-name="ro2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15"/>
        </table:table-row>
        <table:table-row table:style-name="ro2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3"/>
          <table:table-cell table:style-name="ce14"/>
          <table:table-cell/>
          <table:table-cell table:style-name="ce14"/>
          <table:table-cell/>
          <table:table-cell table:style-name="ce17"/>
          <table:table-cell table:number-columns-repeated="3"/>
          <table:table-cell table:style-name="ce14"/>
          <table:table-cell/>
          <table:table-cell table:style-name="ce14" table:number-columns-repeated="2"/>
        </table:table-row>
        <table:table-row table:style-name="ro2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p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paddb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padd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2">
          <table:table-cell office:value-type="string">
            <text:p>padd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2">
          <table:table-cell office:value-type="string">
            <text:p>pad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2">
          <table:table-cell office:value-type="string">
            <text:p>padd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2">
          <table:table-cell office:value-type="string">
            <text:p>p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d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2">
          <table:table-cell office:value-type="string">
            <text:p>pad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d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2">
          <table:table-cell office:value-type="string">
            <text:p>pmul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38 2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2">
          <table:table-cell office:value-type="string">
            <text:p>pmulhrs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38 0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2">
          <table:table-cell office:value-type="string">
            <text:p>pmulhrs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38 0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2">
          <table:table-cell office:value-type="string">
            <text:p>pmulhu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e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2">
          <table:table-cell office:value-type="string">
            <text:p>pmulhu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e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2">
          <table:table-cell office:value-type="string">
            <text:p>pmulh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e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2">
          <table:table-cell office:value-type="string">
            <text:p>pmulh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e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2">
          <table:table-cell office:value-type="string">
            <text:p>pmull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38 4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2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2">
          <table:table-cell office:value-type="string">
            <text:p>pmul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d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2">
          <table:table-cell office:value-type="string">
            <text:p>pmull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d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2">
          <table:table-cell office:value-type="string">
            <text:p>pmulu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2">
          <table:table-cell office:value-type="string">
            <text:p>pmulu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2">
          <table:table-cell office:value-type="string">
            <text:p>pop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8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2">
          <table:table-cell office:value-type="string">
            <text:p>po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8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2">
          <table:table-cell office:value-type="string">
            <text:p>pop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2">
          <table:table-cell office:value-type="string">
            <text:p>po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2">
          <table:table-cell office:value-type="string">
            <text:p>popcntw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2">
          <table:table-cell office:value-type="string">
            <text:p>popcntl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popcntq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popf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pshuf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7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psll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7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psrl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7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punpckl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62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X W</text:p>
          </table:table-cell>
          <table:table-cell office:value-type="string">
            <text:p>32 X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punpckl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62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punpcklq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6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push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push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push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push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push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I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push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I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pushf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rc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rc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2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CL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rc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rc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rc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CL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rc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rc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rc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rc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CL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rc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CL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rc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rc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rc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rc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2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CL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rc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rc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rc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CL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rc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rc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rc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rc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CL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rc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CL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rc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rc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rdmsr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ce14" office:value-type="string">
            <text:p>0f 32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 table:number-columns-repeated="3"/>
          <table:table-cell table:style-name="ce4" office:value-type="string">
            <text:p>:</text:p>
          </table:table-cell>
          <table:table-cell office:value-type="string">
            <text:p>EC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 table:style-name="Default"/>
          <table:table-cell table:style-name="ce4"/>
          <table:table-cell table:style-name="ce14"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rdpm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ce14" office:value-type="string">
            <text:p>0f 3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 table:number-columns-repeated="3"/>
          <table:table-cell table:style-name="ce4" office:value-type="string">
            <text:p>:</text:p>
          </table:table-cell>
          <table:table-cell office:value-type="string">
            <text:p>EC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 table:style-name="Default"/>
          <table:table-cell table:style-name="ce4"/>
          <table:table-cell table:style-name="ce14"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rdran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ce14" office:value-type="string">
            <text:p>0f 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table:style-name="Default"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rdran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ce14" office:value-type="string">
            <text:p>0f 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table:style-name="Default"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rdran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ce14" office:value-type="string">
            <text:p>0f 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table:style-name="Default"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 table:style-name="Default"/>
          <table:table-cell table:style-name="ce4"/>
          <table:table-cell table:style-name="ce14"/>
          <table:table-cell table:style-name="ce4"/>
          <table:table-cell table:style-name="Default"/>
          <table:table-cell table:style-name="ce4"/>
          <table:table-cell/>
          <table:table-cell table:style-name="ce4"/>
          <table:table-cell/>
          <table:table-cell table:style-name="Default"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rdts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ce14" office:value-type="string">
            <text:p>0f 3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Default"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 table:style-name="Default"/>
          <table:table-cell table:style-name="ce4"/>
          <table:table-cell table:style-name="ce14"/>
          <table:table-cell table:style-name="ce4"/>
          <table:table-cell table:style-name="Default"/>
          <table:table-cell table:style-name="ce4"/>
          <table:table-cell/>
          <table:table-cell table:style-name="ce4"/>
          <table:table-cell/>
          <table:table-cell table:style-name="Default"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rdtsc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ce14" office:value-type="string">
            <text:p>0f 01 f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Default"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EAX EC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re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ro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ro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2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CL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ro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ro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ro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CL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ro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ro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ro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ro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CL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ro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CL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ro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ro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r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r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2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CL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r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ro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ro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CL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ro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r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r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r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CL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r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CL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r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r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ah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a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a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2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CL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a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a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a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CL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a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a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a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CL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a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a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a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CL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a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a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a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2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CL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a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a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a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CL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a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a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a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CL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a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a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a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CL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a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h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h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2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CL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h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h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h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CL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h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h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h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CL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h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h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h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CL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h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h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h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2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CL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h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h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h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CL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h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h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h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CL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h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h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h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CL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h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8">
            <text:p>1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set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seta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se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setb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set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setg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setg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se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setl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S 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setn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setn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setn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setn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set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set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set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A S Z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A S Z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A S Z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A S Z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A S Z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A S Z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shufp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hufp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t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8">
            <text:p>2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R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ud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xchg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R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xchg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AX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xchg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R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xchg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64 R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xchg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EAX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xchg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AX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xchg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xchg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xchg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xchg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xchg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xchg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xchg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xchg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4">
            <text:p>3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0">
            <text:p>3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2">
            <text:p>3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 table:number-rows-repeated="6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 table:style-name="ce5"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2" table:number-rows-repeated="7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2" table:number-rows-repeated="10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4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 table:number-rows-repeated="2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2"/>
        </table:table-row>
        <table:table-row table:style-name="ro2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 table:number-columns-repeated="12"/>
        </table:table-row>
        <table:table-row table:style-name="ro2" table:number-rows-repeated="2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2"/>
        </table:table-row>
        <table:table-row table:style-name="ro2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2"/>
        </table:table-row>
        <table:table-row table:style-name="ro2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7"/>
          <table:table-cell table:number-columns-repeated="12"/>
        </table:table-row>
        <table:table-row table:style-name="ro2" table:number-rows-repeated="718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2" table:number-rows-repeated="47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5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8" table:number-columns-repeated="3"/>
          <table:table-cell table:style-name="ce20"/>
          <table:table-cell table:style-name="ce8" table:number-columns-repeated="3"/>
          <table:table-cell table:style-name="ce20"/>
          <table:table-cell table:style-name="ce8"/>
          <table:table-cell table:style-name="ce25" table:number-columns-repeated="3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8" table:number-columns-repeated="3"/>
          <table:table-cell table:style-name="ce20"/>
          <table:table-cell table:style-name="ce8" table:number-columns-repeated="3"/>
          <table:table-cell table:style-name="ce20"/>
          <table:table-cell table:style-name="ce8"/>
          <table:table-cell table:style-name="ce25" table:number-columns-repeated="3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/>
          <table:table-cell table:style-name="ce8"/>
          <table:table-cell table:style-name="ce25"/>
          <table:table-cell table:style-name="ce8"/>
          <table:table-cell table:style-name="ce24"/>
          <table:table-cell table:style-name="ce8"/>
          <table:table-cell/>
          <table:table-cell table:style-name="ce4"/>
          <table:table-cell table:number-columns-repeated="12"/>
        </table:table-row>
        <table:table-row table:style-name="ro2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8"/>
          <table:table-cell table:number-columns-repeated="12"/>
        </table:table-row>
        <table:table-row table:style-name="ro2" table:number-rows-repeated="12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10" table:number-columns-repeated="3"/>
          <table:table-cell table:style-name="ce21"/>
          <table:table-cell table:style-name="ce10" table:number-columns-repeated="3"/>
          <table:table-cell table:style-name="ce21"/>
          <table:table-cell table:style-name="ce10"/>
          <table:table-cell table:style-name="ce26"/>
          <table:table-cell table:style-name="ce27"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 table:number-rows-repeated="235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 table:number-rows-repeated="2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 table:number-rows-repeated="4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 table:number-rows-repeated="26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 table:number-rows-repeated="20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 table:number-rows-repeated="30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 table:number-rows-repeated="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2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2" table:number-rows-repeated="86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2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2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style-name="ce23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2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style-name="ce23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style-name="ce23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2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2" table:number-rows-repeated="24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2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2" table:number-rows-repeated="1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 table:number-rows-repeated="687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10" table:number-columns-repeated="3"/>
          <table:table-cell table:style-name="ce21"/>
          <table:table-cell table:style-name="ce10" table:number-columns-repeated="3"/>
          <table:table-cell table:style-name="ce21"/>
          <table:table-cell table:style-name="ce10"/>
          <table:table-cell table:style-name="ce26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 table:number-rows-repeated="645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 table:number-rows-repeated="2">
          <table:table-cell table:number-columns-repeated="25"/>
          <table:table-cell table:style-name="ce4"/>
          <table:table-cell table:number-columns-repeated="12"/>
        </table:table-row>
        <table:table-row table:style-name="ro2" table:number-rows-repeated="1044181">
          <table:table-cell table:number-columns-repeated="38"/>
        </table:table-row>
        <table:table-row table:style-name="ro2">
          <table:table-cell table:number-columns-repeated="38"/>
        </table:table-row>
      </table:table>
      <table:table table:name="Sheet2" table:style-name="ta1">
        <table:table-column table:style-name="co6" table:default-cell-style-name="Default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12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12"/>
        <table:table-column table:style-name="co6" table:default-cell-style-name="ce1"/>
        <table:table-column table:style-name="co6" table:number-columns-repeated="3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number-columns-repeated="3" table:default-cell-style-name="Default"/>
        <table:table-column table:style-name="co6" table:default-cell-style-name="ce9"/>
        <table:table-column table:style-name="co6" table:number-columns-repeated="2" table:default-cell-style-name="Default"/>
        <table:table-column table:style-name="co6" table:default-cell-style-name="ce1"/>
        <table:table-row table:style-name="ro1">
          <table:table-cell table:number-columns-repeated="19"/>
          <table:table-cell table:style-name="ce1"/>
          <table:table-cell table:style-name="ce9"/>
          <table:table-cell table:style-name="ce1"/>
          <table:table-cell table:number-columns-repeated="4"/>
        </table:table-row>
        <table:table-row table:style-name="ro1">
          <table:table-cell office:value-type="string">
            <text:p>j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ecx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e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 office:value-type="string">
            <text:p>ECX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rcx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e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 office:value-type="string">
            <text:p>RCX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1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9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0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p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p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8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table:number-columns-repeated="19"/>
          <table:table-cell table:style-name="ce1"/>
          <table:table-cell table:style-name="ce9"/>
          <table:table-cell table:style-name="ce1"/>
          <table:table-cell table:number-columns-repeated="4"/>
        </table:table-row>
        <table:table-row table:style-name="ro1">
          <table:table-cell office:value-type="string">
            <text:p>Long version:</text:p>
          </table:table-cell>
          <table:table-cell table:style-name="Default" table:number-columns-repeated="18"/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0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1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 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 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 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8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9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p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p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9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 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2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hort Version:</text:p>
          </table:table-cell>
          <table:table-cell table:style-name="Default" table:number-columns-repeated="18"/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 table:number-rows-repeated="15">
          <table:table-cell/>
          <table:table-cell table:style-name="Default" table:number-columns-repeated="18"/>
          <table:table-cell table:number-columns-repeated="7"/>
        </table:table-row>
        <table:table-row table:style-name="ro1">
          <table:table-cell/>
          <table:table-cell table:style-name="Default" table:number-columns-repeated="18"/>
          <table:table-cell table:number-columns-repeated="7"/>
        </table:table-row>
      </table:table>
      <table:table table:name="Sheet3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619:Sheet1.V6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31">00/00/0000</text:date>, <text:time style:data-style-name="N2" text:time-value="0000-00-00T00:17:25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</meta:initial-creator>
    <meta:creation-date>2012-02-24T19:26:55</meta:creation-date>
    <meta:generator>LibreOffice/3.6$MacOSX_x86 LibreOffice_project/e29a214-2bbed72-0621de6-a97528c-8f066d</meta:generator>
    <dc:date>2012-10-31T00:25:08</dc:date>
    <meta:editing-duration>P4DT13H27M37S</meta:editing-duration>
    <meta:editing-cycles>282</meta:editing-cycles>
    <meta:document-statistic meta:table-count="3" meta:cell-count="9945" meta:object-count="0"/>
  </office:meta>
</office:document-meta>
</file>